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4f46" officeooo:paragraph-rsid="00024f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0/01/2026. Esto es un archivo de pruebas para la utilización de gitHub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6-01-10T06:49:27.611000000</meta:creation-date>
    <dc:date>2026-01-10T06:50:52.427000000</dc:date>
    <meta:editing-duration>PT1M27S</meta:editing-duration>
    <meta:editing-cycles>1</meta:editing-cycles>
    <meta:document-statistic meta:table-count="0" meta:image-count="0" meta:object-count="0" meta:page-count="1" meta:paragraph-count="1" meta:word-count="12" meta:character-count="72" meta:non-whitespace-character-count="61"/>
    <meta:generator>LibreOffice/6.3.4.2$Windows_X86_64 LibreOffice_project/60da17e045e08f1793c57c00ba83cdfce946d0aa</meta:generator>
  </office:meta>
</office:document-meta>
</file>